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times we want to select data based on groups and understand aggregated data on a group level. We have seen that even though Pandas allows us to iterate over every row in a dataframe, it is geneally very slow to do so. Fortunately Pandas has a groupby() function to speed up such task. The idea behind the groupby() function is that it takes some dataframe, splits it into chunks based on some key values, applies computation on those chunks, then combines the results back together into another dataframe. In pandas this is refered to as the split-apply-combine pattern.</text:p>
      <text:p text:style-name="Standard"/>
      <text:p text:style-name="Standard">Splitting</text:p>
      <text:p text:style-name="Standard"># Let's look at an example. First, we'll bring in our pandas and numpy libraries</text:p>
      <text:p text:style-name="Standard">import pandas as pd</text:p>
      <text:p text:style-name="Standard">import numpy as np</text:p>
      <text:p text:style-name="Standard"># Let's look at some US census data</text:p>
      <text:p text:style-name="Standard">df = pd.read_csv('datasets/census.csv')</text:p>
      <text:p text:style-name="Standard"># And exclude state level summarizations, which have sum level value of 40</text:p>
      <text:p text:style-name="Standard">df = df[df['SUMLEV']==50]</text:p>
      <text:p text:style-name="Standard">df.head()</text:p>
      <text:p text:style-name="Standard">SUMLEV<text:tab/>REGION<text:tab/>DIVISION<text:tab/>STATE<text:tab/>COUNTY<text:tab/>STNAME<text:tab/>CTYNAME<text:tab/>CENSUS2010POP<text:tab/>ESTIMATESBASE2010<text:tab/>POPESTIMATE2010<text:tab/>...<text:tab/>RDOMESTICMIG2011<text:tab/>RDOMESTICMIG2012<text:tab/>RDOMESTICMIG2013<text:tab/>RDOMESTICMIG2014<text:tab/>RDOMESTICMIG2015<text:tab/>RNETMIG2011<text:tab/>RNETMIG2012<text:tab/>RNETMIG2013<text:tab/>RNETMIG2014<text:tab/>RNETMIG2015</text:p>
      <text:p text:style-name="Standard">1<text:tab/>50<text:tab/>3<text:tab/>6<text:tab/>1<text:tab/>1<text:tab/>Alabama<text:tab/>Autauga County<text:tab/>54571<text:tab/>54571<text:tab/>54660<text:tab/>...<text:tab/>7.242091<text:tab/>-2.915927<text:tab/>-3.012349<text:tab/>2.265971<text:tab/>-2.530799<text:tab/>7.606016<text:tab/>-2.626146<text:tab/>-2.722002<text:tab/>2.592270<text:tab/>-2.187333</text:p>
      <text:p text:style-name="Standard">2<text:tab/>50<text:tab/>3<text:tab/>6<text:tab/>1<text:tab/>3<text:tab/>Alabama<text:tab/>Baldwin County<text:tab/>182265<text:tab/>182265<text:tab/>183193<text:tab/>...<text:tab/>14.832960<text:tab/>17.647293<text:tab/>21.845705<text:tab/>19.243287<text:tab/>17.197872<text:tab/>15.844176<text:tab/>18.559627<text:tab/>22.727626<text:tab/>20.317142<text:tab/>18.293499</text:p>
      <text:p text:style-name="Standard">3<text:tab/>50<text:tab/>3<text:tab/>6<text:tab/>1<text:tab/>5<text:tab/>Alabama<text:tab/>Barbour County<text:tab/>27457<text:tab/>27457<text:tab/>27341<text:tab/>...<text:tab/>-4.728132<text:tab/>-2.500690<text:tab/>-7.056824<text:tab/>-3.904217<text:tab/>-10.543299<text:tab/>-4.874741<text:tab/>-2.758113<text:tab/>-7.167664<text:tab/>-3.978583<text:tab/>-10.543299</text:p>
      <text:p text:style-name="Standard">4<text:tab/>50<text:tab/>3<text:tab/>6<text:tab/>1<text:tab/>7<text:tab/>Alabama<text:tab/>Bibb County<text:tab/>22915<text:tab/>22919<text:tab/>22861<text:tab/>...<text:tab/>-5.527043<text:tab/>-5.068871<text:tab/>-6.201001<text:tab/>-0.177537<text:tab/>0.177258<text:tab/>-5.088389<text:tab/>-4.363636<text:tab/>-5.403729<text:tab/>0.754533<text:tab/>1.107861</text:p>
      <text:p text:style-name="Standard">5<text:tab/>50<text:tab/>3<text:tab/>6<text:tab/>1<text:tab/>9<text:tab/>Alabama<text:tab/>Blount County<text:tab/>57322<text:tab/>57322<text:tab/>57373<text:tab/>...<text:tab/>1.807375<text:tab/>-1.177622<text:tab/>-1.748766<text:tab/>-2.062535<text:tab/>-1.369970<text:tab/>1.859511<text:tab/>-0.848580<text:tab/>-1.402476<text:tab/>-1.577232<text:tab/>-0.884411</text:p>
      <text:p text:style-name="Standard">5 rows × 100 columns</text:p>
      <text:p text:style-name="Standard"/>
      <text:p text:style-name="Standard"># In the first example for groupby() I want to use the census date. Let's get a list of the unique states,</text:p>
      <text:p text:style-name="Standard"># then we can iterate over all the states and for each state we reduce the data frame and calculate the</text:p>
      <text:p text:style-name="Standard"># average.</text:p>
      <text:p text:style-name="Standard">​</text:p>
      <text:p text:style-name="Standard"># Let's run such task for 3 times and time it. For this we'll use the cell magic function %%timeit</text:p>
      <text:p text:style-name="Standard">%%timeit -n 3</text:p>
      <text:p text:style-name="Standard">​</text:p>
      <text:p text:style-name="Standard">for state in df['STNAME'].unique():</text:p>
      <text:p text:style-name="Standard"><text:s text:c="4"/># We'll just calculate the average using numpy for this particular state</text:p>
      <text:p text:style-name="Standard"><text:s text:c="4"/>avg = np.average(df.where(df['STNAME']==state).dropna()['CENSUS2010POP'])</text:p>
      <text:p text:style-name="Standard"><text:s text:c="4"/># And we'll print it to the screen</text:p>
      <text:p text:style-name="Standard"><text:s text:c="4"/>print('Counties in state ' + state + </text:p>
      <text:p text:style-name="Standard"><text:s text:c="10"/>' have an average population of ' + str(avg))</text:p>
      <text:p text:style-name="Standard"><text:soft-page-break/>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text:soft-page-break/>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text:soft-page-break/>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text:soft-page-break/>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text:soft-page-break/>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text:soft-page-break/>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text:soft-page-break/>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text:soft-page-break/>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text:soft-page-break/>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text:soft-page-break/>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text:soft-page-break/>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text:soft-page-break/>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text:soft-page-break/>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text:soft-page-break/>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text:soft-page-break/>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text:soft-page-break/>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text:soft-page-break/>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text:soft-page-break/>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text:soft-page-break/>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text:soft-page-break/>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text:soft-page-break/>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4.62 s ± 230 ms per loop (mean ± std. dev. of 7 runs, 3 loops each)</text:p>
      <text:p text:style-name="Standard"># If you scroll down to the bottom of that output you can see it takes a fair bit of time to finish.</text:p>
      <text:p text:style-name="Standard"># Now let's try another approach using groupby()</text:p>
      <text:p text:style-name="Standard">%%timeit -n 3</text:p>
      <text:p text:style-name="Standard"># For this method, we start by telling pandas we're interested in grouping by state name, this is the "split"</text:p>
      <text:p text:style-name="Standard">for group, frame in df.groupby('STNAME'):</text:p>
      <text:p text:style-name="Standard"><text:s text:c="4"/># You'll notice there are two values we set here. groupby() returns a tuple, where the first value is the</text:p>
      <text:p text:style-name="Standard"><text:s text:c="4"/># value of the key we were trying to group by, in this case a specific state name, and the second one is</text:p>
      <text:p text:style-name="Standard"><text:s text:c="4"/># projected dataframe that was found for that group</text:p>
      <text:p text:style-name="Standard"><text:s text:c="4"/></text:p>
      <text:p text:style-name="Standard"><text:s text:c="4"/># Now we include our logic in the "apply" step, which is to calculate an average of the census2010pop</text:p>
      <text:p text:style-name="Standard"><text:s text:c="4"/>avg = np.average(frame['CENSUS2010POP'])</text:p>
      <text:p text:style-name="Standard"><text:s text:c="4"/># And print the results</text:p>
      <text:p text:style-name="Standard"><text:s text:c="4"/>print('Counties in state ' + group + </text:p>
      <text:p text:style-name="Standard"><text:s text:c="10"/>' have an average population of ' + str(avg))</text:p>
      <text:p text:style-name="Standard"># And we don't have to worry about the combine step in this case, because all of our data transformation is</text:p>
      <text:p text:style-name="Standard"><text:soft-page-break/># actually printing out results.</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text:soft-page-break/>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text:soft-page-break/>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text:soft-page-break/>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text:soft-page-break/>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text:soft-page-break/>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text:soft-page-break/>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text:soft-page-break/>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text:soft-page-break/>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text:soft-page-break/>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text:soft-page-break/>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text:soft-page-break/>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text:soft-page-break/>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text:soft-page-break/>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text:soft-page-break/>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text:soft-page-break/>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text:soft-page-break/>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text:soft-page-break/>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text:soft-page-break/>Counties in state Kentucky have an average population of 36161.39166666667</text:p>
      <text:p text:style-name="Standard">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text:soft-page-break/>Counties in state Louisiana have an average population of 70833.9375</text:p>
      <text:p text:style-name="Standard">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Counties in state Alabama have an average population of 71339.34328358209</text:p>
      <text:p text:style-name="Standard">Counties in state Alaska have an average population of 24490.724137931036</text:p>
      <text:p text:style-name="Standard">Counties in state Arizona have an average population of 426134.4666666667</text:p>
      <text:p text:style-name="Standard">Counties in state Arkansas have an average population of 38878.90666666667</text:p>
      <text:p text:style-name="Standard">Counties in state California have an average population of 642309.5862068966</text:p>
      <text:p text:style-name="Standard">Counties in state Colorado have an average population of 78581.1875</text:p>
      <text:p text:style-name="Standard">Counties in state Connecticut have an average population of 446762.125</text:p>
      <text:p text:style-name="Standard">Counties in state Delaware have an average population of 299311.3333333333</text:p>
      <text:p text:style-name="Standard">Counties in state District of Columbia have an average population of 601723.0</text:p>
      <text:p text:style-name="Standard">Counties in state Florida have an average population of 280616.5671641791</text:p>
      <text:p text:style-name="Standard">Counties in state Georgia have an average population of 60928.63522012578</text:p>
      <text:p text:style-name="Standard">Counties in state Hawaii have an average population of 272060.2</text:p>
      <text:p text:style-name="Standard">Counties in state Idaho have an average population of 35626.86363636364</text:p>
      <text:p text:style-name="Standard">Counties in state Illinois have an average population of 125790.50980392157</text:p>
      <text:p text:style-name="Standard">Counties in state Indiana have an average population of 70476.10869565218</text:p>
      <text:p text:style-name="Standard">Counties in state Iowa have an average population of 30771.262626262625</text:p>
      <text:p text:style-name="Standard">Counties in state Kansas have an average population of 27172.55238095238</text:p>
      <text:p text:style-name="Standard">Counties in state Kentucky have an average population of 36161.39166666667</text:p>
      <text:p text:style-name="Standard">Counties in state Louisiana have an average population of 70833.9375</text:p>
      <text:p text:style-name="Standard"><text:soft-page-break/>Counties in state Maine have an average population of 83022.5625</text:p>
      <text:p text:style-name="Standard">Counties in state Maryland have an average population of 240564.66666666666</text:p>
      <text:p text:style-name="Standard">Counties in state Massachusetts have an average population of 467687.78571428574</text:p>
      <text:p text:style-name="Standard">Counties in state Michigan have an average population of 119080.0</text:p>
      <text:p text:style-name="Standard">Counties in state Minnesota have an average population of 60964.65517241379</text:p>
      <text:p text:style-name="Standard">Counties in state Mississippi have an average population of 36186.54878048781</text:p>
      <text:p text:style-name="Standard">Counties in state Missouri have an average population of 52077.62608695652</text:p>
      <text:p text:style-name="Standard">Counties in state Montana have an average population of 17668.125</text:p>
      <text:p text:style-name="Standard">Counties in state Nebraska have an average population of 19638.075268817203</text:p>
      <text:p text:style-name="Standard">Counties in state Nevada have an average population of 158855.9411764706</text:p>
      <text:p text:style-name="Standard">Counties in state New Hampshire have an average population of 131647.0</text:p>
      <text:p text:style-name="Standard">Counties in state New Jersey have an average population of 418661.61904761905</text:p>
      <text:p text:style-name="Standard">Counties in state New Mexico have an average population of 62399.36363636364</text:p>
      <text:p text:style-name="Standard">Counties in state New York have an average population of 312550.03225806454</text:p>
      <text:p text:style-name="Standard">Counties in state North Carolina have an average population of 95354.83</text:p>
      <text:p text:style-name="Standard">Counties in state North Dakota have an average population of 12690.396226415094</text:p>
      <text:p text:style-name="Standard">Counties in state Ohio have an average population of 131096.63636363635</text:p>
      <text:p text:style-name="Standard">Counties in state Oklahoma have an average population of 48718.844155844155</text:p>
      <text:p text:style-name="Standard">Counties in state Oregon have an average population of 106418.72222222222</text:p>
      <text:p text:style-name="Standard">Counties in state Pennsylvania have an average population of 189587.74626865672</text:p>
      <text:p text:style-name="Standard">Counties in state Rhode Island have an average population of 210513.4</text:p>
      <text:p text:style-name="Standard">Counties in state South Carolina have an average population of 100551.39130434782</text:p>
      <text:p text:style-name="Standard">Counties in state South Dakota have an average population of 12336.060606060606</text:p>
      <text:p text:style-name="Standard">Counties in state Tennessee have an average population of 66801.1052631579</text:p>
      <text:p text:style-name="Standard">Counties in state Texas have an average population of 98998.27165354331</text:p>
      <text:p text:style-name="Standard">Counties in state Utah have an average population of 95306.37931034483</text:p>
      <text:p text:style-name="Standard">Counties in state Vermont have an average population of 44695.78571428572</text:p>
      <text:p text:style-name="Standard">Counties in state Virginia have an average population of 60111.29323308271</text:p>
      <text:p text:style-name="Standard">Counties in state Washington have an average population of 172424.10256410256</text:p>
      <text:p text:style-name="Standard">Counties in state West Virginia have an average population of 33690.8</text:p>
      <text:p text:style-name="Standard">Counties in state Wisconsin have an average population of 78985.91666666667</text:p>
      <text:p text:style-name="Standard">Counties in state Wyoming have an average population of 24505.478260869564</text:p>
      <text:p text:style-name="Standard">29.6 ms ± 3.65 ms per loop (mean ± std. dev. of 7 runs, 3 loops each)</text:p>
      <text:p text:style-name="Standard"># Wow, what a huge difference in speed. An improve by roughly by two factors!</text:p>
      <text:p text:style-name="Standard"># Now, 99% of the time, you'll use group by on one or more columns. But you can also provide a function to</text:p>
      <text:p text:style-name="Standard"># group by and use that to segment your data.</text:p>
      <text:p text:style-name="Standard">​</text:p>
      <text:p text:style-name="Standard"># This is a bit of a fabricated example but lets say that you have a big batch job with lots of processing and</text:p>
      <text:p text:style-name="Standard"># you want to work on only a third or so of the states at a given time. We could create some function which</text:p>
      <text:p text:style-name="Standard"># returns a number between zero and two based on the first character of the state name. Then we can tell group</text:p>
      <text:p text:style-name="Standard"># by to use this function to split up our data frame. It's important to note that in order to do this you need</text:p>
      <text:p text:style-name="Standard"># to set the index of the data frame to be the column that you want to group by first.</text:p>
      <text:p text:style-name="Standard">​</text:p>
      <text:p text:style-name="Standard"># We'll create some new function called set_batch_number and if the first letter of the parameter is a capital</text:p>
      <text:p text:style-name="Standard"># M we'll return a 0. If it's a capital Q we'll return a 1 and otherwise we'll return a 2. Then we'll pass</text:p>
      <text:p text:style-name="Standard"># this function to the data frame</text:p>
      <text:p text:style-name="Standard"><text:soft-page-break/>​</text:p>
      <text:p text:style-name="Standard">df = df.set_index('STNAME')</text:p>
      <text:p text:style-name="Standard">​</text:p>
      <text:p text:style-name="Standard">def set_batch_number(item):</text:p>
      <text:p text:style-name="Standard"><text:s text:c="4"/>if item[0]&lt;'M':</text:p>
      <text:p text:style-name="Standard"><text:s text:c="8"/>return 0</text:p>
      <text:p text:style-name="Standard"><text:s text:c="4"/>if item[0]&lt;'Q':</text:p>
      <text:p text:style-name="Standard"><text:s text:c="8"/>return 1</text:p>
      <text:p text:style-name="Standard"><text:s text:c="4"/>return 2</text:p>
      <text:p text:style-name="Standard">​</text:p>
      <text:p text:style-name="Standard"># The dataframe is supposed to be grouped by according to the batch number And we will loop through each batch</text:p>
      <text:p text:style-name="Standard"># group</text:p>
      <text:p text:style-name="Standard">for group, frame in df.groupby(set_batch_number):</text:p>
      <text:p text:style-name="Standard"><text:s text:c="4"/>print('There are ' + str(len(frame)) + ' records in group ' + str(group) + ' for processing.')</text:p>
      <text:p text:style-name="Standard">There are 1177 records in group 0 for processing.</text:p>
      <text:p text:style-name="Standard">There are 1134 records in group 1 for processing.</text:p>
      <text:p text:style-name="Standard">There are 831 records in group 2 for processing.</text:p>
      <text:p text:style-name="Standard"># Notice that this time I didn't pass in a column name to groupby(). Instead, I set the index of the dataframe</text:p>
      <text:p text:style-name="Standard"># to be STNAME, and if no column identifier is passed groupby() will automatically use the index.</text:p>
      <text:p text:style-name="Standard"># Let's take one more look at an example of how we might group data. In this example, I want to use a dataset</text:p>
      <text:p text:style-name="Standard"># of housing from airbnb. In this dataset there are two columns of interest, one is the cancellation_policy</text:p>
      <text:p text:style-name="Standard"># and the other is the review_scores_value.</text:p>
      <text:p text:style-name="Standard">df=pd.read_csv("datasets/listings.csv")</text:p>
      <text:p text:style-name="Standard">df.head()</text:p>
      <text:p text:style-name="Standard">id<text:tab/>listing_url<text:tab/>scrape_id<text:tab/>last_scraped<text:tab/>name<text:tab/>summary<text:tab/>space<text:tab/>description<text:tab/>experiences_offered<text:tab/>neighborhood_overview<text:tab/>...<text:tab/>review_scores_value<text:tab/>requires_license<text:tab/>license<text:tab/>jurisdiction_names<text:tab/>instant_bookable<text:tab/>cancellation_policy<text:tab/>require_guest_profile_picture<text:tab/>require_guest_phone_verification<text:tab/>calculated_host_listings_count<text:tab/>reviews_per_month</text:p>
      <text:p text:style-name="Standard">0<text:tab/>12147973<text:tab/>https://www.airbnb.com/rooms/12147973<text:tab/>20160906204935<text:tab/>2016-09-07<text:tab/>Sunny Bungalow in the City<text:tab/>Cozy, sunny, family home. Master bedroom high...<text:tab/>The house has an open and cozy feel at the sam...<text:tab/>Cozy, sunny, family home. Master bedroom high...<text:tab/>none<text:tab/>Roslindale is quiet, convenient and friendly. ...<text:tab/>...<text:tab/>NaN<text:tab/>f<text:tab/>NaN<text:tab/>NaN<text:tab/>f<text:tab/>moderate<text:tab/>f<text:tab/>f<text:tab/>1<text:tab/>NaN</text:p>
      <text:p text:style-name="Standard">1<text:tab/>3075044<text:tab/>https://www.airbnb.com/rooms/3075044<text:tab/>20160906204935<text:tab/>2016-09-07<text:tab/>Charming room in pet friendly apt<text:tab/>Charming and quiet room in a second floor 1910...<text:tab/>Small but cozy and quite room with a full size...<text:tab/>Charming and quiet room in a second floor 1910...<text:tab/>none<text:tab/>The room is in Roslindale, a diverse and prima...<text:tab/>...<text:tab/>9.0<text:tab/>f<text:tab/>NaN<text:tab/>NaN<text:tab/>t<text:tab/>moderate<text:tab/>f<text:tab/>f<text:tab/>1<text:tab/>1.30</text:p>
      <text:p text:style-name="Standard">2<text:tab/>6976<text:tab/>https://www.airbnb.com/rooms/6976<text:tab/>20160906204935<text:tab/>2016-09-07<text:tab/>Mexican Folk Art Haven in Boston<text:tab/>Come stay with a friendly, middle-aged guy in ...<text:tab/>Come stay with a friendly, middle-aged guy in ...<text:tab/>Come stay with a friendly, middle-aged guy in ...<text:tab/>none<text:tab/>The LOCATION: Roslindale is a safe and diverse...<text:tab/>...<text:tab/>10.0<text:tab/>f<text:tab/>NaN<text:tab/>NaN<text:tab/>f<text:tab/>moderate<text:tab/>t<text:tab/>f<text:tab/>1<text:tab/>0.47</text:p>
      <text:p text:style-name="Standard">3<text:tab/>1436513<text:tab/>https://www.airbnb.com/rooms/1436513<text:tab/>20160906204935<text:tab/>2016-09-07<text:tab/>Spacious Sunny Bedroom Suite in Historic Home<text:tab/>Come experience the comforts of home away from...<text:tab/>Most places you find in Boston are small howev...<text:tab/>Come experience the comforts of <text:soft-page-break/>home away from...<text:tab/>none<text:tab/>Roslindale is a lovely little neighborhood loc...<text:tab/>...<text:tab/>10.0<text:tab/>f<text:tab/>NaN<text:tab/>NaN<text:tab/>f<text:tab/>moderate<text:tab/>f<text:tab/>f<text:tab/>1<text:tab/>1.00</text:p>
      <text:p text:style-name="Standard">4<text:tab/>7651065<text:tab/>https://www.airbnb.com/rooms/7651065<text:tab/>20160906204935<text:tab/>2016-09-07<text:tab/>Come Home to Boston<text:tab/>My comfy, clean and relaxing home is one block...<text:tab/>Clean, attractive, private room, one block fro...<text:tab/>My comfy, clean and relaxing home is one block...<text:tab/>none<text:tab/>I love the proximity to downtown, the neighbor...<text:tab/>...<text:tab/>10.0<text:tab/>f<text:tab/>NaN<text:tab/>NaN<text:tab/>f<text:tab/>flexible<text:tab/>f<text:tab/>f<text:tab/>1<text:tab/>2.25</text:p>
      <text:p text:style-name="Standard">5 rows × 95 columns</text:p>
      <text:p text:style-name="Standard"/>
      <text:p text:style-name="Standard"># So, how would I group by both of these columns? A first approach might be to promote them to a multiindex</text:p>
      <text:p text:style-name="Standard"># and just call groupby()</text:p>
      <text:p text:style-name="Standard">df=df.set_index(["cancellation_policy","review_scores_value"])</text:p>
      <text:p text:style-name="Standard">​</text:p>
      <text:p text:style-name="Standard"># When we have a multiindex we need to pass in the levels we are interested in grouping by</text:p>
      <text:p text:style-name="Standard">for group, frame in df.groupby(level=(0,1)):</text:p>
      <text:p text:style-name="Standard"><text:s text:c="4"/>print(group)</text:p>
      <text:p text:style-name="Standard">('flexible', 2.0)</text:p>
      <text:p text:style-name="Standard">('flexible', 4.0)</text:p>
      <text:p text:style-name="Standard">('flexible', 5.0)</text:p>
      <text:p text:style-name="Standard">('flexible', 6.0)</text:p>
      <text:p text:style-name="Standard">('flexible', 7.0)</text:p>
      <text:p text:style-name="Standard">('flexible', 8.0)</text:p>
      <text:p text:style-name="Standard">('flexible', 9.0)</text:p>
      <text:p text:style-name="Standard">('flexible', 10.0)</text:p>
      <text:p text:style-name="Standard">('moderate', 2.0)</text:p>
      <text:p text:style-name="Standard">('moderate', 4.0)</text:p>
      <text:p text:style-name="Standard">('moderate', 6.0)</text:p>
      <text:p text:style-name="Standard">('moderate', 7.0)</text:p>
      <text:p text:style-name="Standard">('moderate', 8.0)</text:p>
      <text:p text:style-name="Standard">('moderate', 9.0)</text:p>
      <text:p text:style-name="Standard">('moderate', 10.0)</text:p>
      <text:p text:style-name="Standard">('strict', 2.0)</text:p>
      <text:p text:style-name="Standard">('strict', 3.0)</text:p>
      <text:p text:style-name="Standard">('strict', 4.0)</text:p>
      <text:p text:style-name="Standard">('strict', 5.0)</text:p>
      <text:p text:style-name="Standard">('strict', 6.0)</text:p>
      <text:p text:style-name="Standard">('strict', 7.0)</text:p>
      <text:p text:style-name="Standard">('strict', 8.0)</text:p>
      <text:p text:style-name="Standard">('strict', 9.0)</text:p>
      <text:p text:style-name="Standard">('strict', 10.0)</text:p>
      <text:p text:style-name="Standard">('super_strict_30', 6.0)</text:p>
      <text:p text:style-name="Standard">('super_strict_30', 7.0)</text:p>
      <text:p text:style-name="Standard">('super_strict_30', 8.0)</text:p>
      <text:p text:style-name="Standard">('super_strict_30', 9.0)</text:p>
      <text:p text:style-name="Standard">('super_strict_30', 10.0)</text:p>
      <text:p text:style-name="Standard"># This seems to work ok. But what if we wanted to group by the cancelation policy and review scores, but</text:p>
      <text:p text:style-name="Standard"># separate out all the 10's from those under ten? In this case, we could use a function to manage the</text:p>
      <text:p text:style-name="Standard"># groupings</text:p>
      <text:p text:style-name="Standard">​</text:p>
      <text:p text:style-name="Standard">def grouping_fun(item):</text:p>
      <text:p text:style-name="Standard"><text:soft-page-break/><text:s text:c="4"/># Check the "review_scores_value" portion of the index. item is in the format of</text:p>
      <text:p text:style-name="Standard"><text:s text:c="4"/># (cancellation_policy,review_scores_value</text:p>
      <text:p text:style-name="Standard"><text:s text:c="4"/>if item[1] == 10.0:</text:p>
      <text:p text:style-name="Standard"><text:s text:c="8"/>return (item[0],"10.0")</text:p>
      <text:p text:style-name="Standard"><text:s text:c="4"/>else:</text:p>
      <text:p text:style-name="Standard"><text:s text:c="8"/>return (item[0],"not 10.0")</text:p>
      <text:p text:style-name="Standard">​</text:p>
      <text:p text:style-name="Standard">for group, frame in df.groupby(by=grouping_fun):</text:p>
      <text:p text:style-name="Standard"><text:s text:c="4"/>print(group)</text:p>
      <text:p text:style-name="Standard">('flexible', '10.0')</text:p>
      <text:p text:style-name="Standard">('flexible', 'not 10.0')</text:p>
      <text:p text:style-name="Standard">('moderate', '10.0')</text:p>
      <text:p text:style-name="Standard">('moderate', 'not 10.0')</text:p>
      <text:p text:style-name="Standard">('strict', '10.0')</text:p>
      <text:p text:style-name="Standard">('strict', 'not 10.0')</text:p>
      <text:p text:style-name="Standard">('super_strict_30', '10.0')</text:p>
      <text:p text:style-name="Standard">('super_strict_30', 'not 10.0')</text:p>
      <text:p text:style-name="Standard">df.head()</text:p>
      <text:p text:style-name="Standard">id<text:tab/>listing_url<text:tab/>scrape_id<text:tab/>last_scraped<text:tab/>name<text:tab/>summary<text:tab/>space<text:tab/>description<text:tab/>experiences_offered<text:tab/>neighborhood_overview<text:tab/>...<text:tab/>review_scores_communication<text:tab/>review_scores_location<text:tab/>requires_license<text:tab/>license<text:tab/>jurisdiction_names<text:tab/>instant_bookable<text:tab/>require_guest_profile_picture<text:tab/>require_guest_phone_verification<text:tab/>calculated_host_listings_count<text:tab/>reviews_per_month</text:p>
      <text:p text:style-name="Standard">cancellation_policy<text:tab/>review_scores_value<text:tab/><text:tab/><text:tab/><text:tab/><text:tab/><text:tab/><text:tab/><text:tab/><text:tab/><text:tab/><text:tab/><text:tab/><text:tab/><text:tab/><text:tab/><text:tab/><text:tab/><text:tab/><text:tab/><text:tab/><text:tab/></text:p>
      <text:p text:style-name="Standard">moderate<text:tab/>NaN<text:tab/>12147973<text:tab/>https://www.airbnb.com/rooms/12147973<text:tab/>20160906204935<text:tab/>2016-09-07<text:tab/>Sunny Bungalow in the City<text:tab/>Cozy, sunny, family home. Master bedroom high...<text:tab/>The house has an open and cozy feel at the sam...<text:tab/>Cozy, sunny, family home. Master bedroom high...<text:tab/>none<text:tab/>Roslindale is quiet, convenient and friendly. ...<text:tab/>...<text:tab/>NaN<text:tab/>NaN<text:tab/>f<text:tab/>NaN<text:tab/>NaN<text:tab/>f<text:tab/>f<text:tab/>f<text:tab/>1<text:tab/>NaN</text:p>
      <text:p text:style-name="Standard">9.0<text:tab/>3075044<text:tab/>https://www.airbnb.com/rooms/3075044<text:tab/>20160906204935<text:tab/>2016-09-07<text:tab/>Charming room in pet friendly apt<text:tab/>Charming and quiet room in a second floor 1910...<text:tab/>Small but cozy and quite room with a full size...<text:tab/>Charming and quiet room in a second floor 1910...<text:tab/>none<text:tab/>The room is in Roslindale, a diverse and prima...<text:tab/>...<text:tab/>10.0<text:tab/>9.0<text:tab/>f<text:tab/>NaN<text:tab/>NaN<text:tab/>t<text:tab/>f<text:tab/>f<text:tab/>1<text:tab/>1.30</text:p>
      <text:p text:style-name="Standard">10.0<text:tab/>6976<text:tab/>https://www.airbnb.com/rooms/6976<text:tab/>20160906204935<text:tab/>2016-09-07<text:tab/>Mexican Folk Art Haven in Boston<text:tab/>Come stay with a friendly, middle-aged guy in ...<text:tab/>Come stay with a friendly, middle-aged guy in ...<text:tab/>Come stay with a friendly, middle-aged guy in ...<text:tab/>none<text:tab/>The LOCATION: Roslindale is a safe and diverse...<text:tab/>...<text:tab/>10.0<text:tab/>9.0<text:tab/>f<text:tab/>NaN<text:tab/>NaN<text:tab/>f<text:tab/>t<text:tab/>f<text:tab/>1<text:tab/>0.47</text:p>
      <text:p text:style-name="Standard">10.0<text:tab/>1436513<text:tab/>https://www.airbnb.com/rooms/1436513<text:tab/>20160906204935<text:tab/>2016-09-07<text:tab/>Spacious Sunny Bedroom Suite in Historic Home<text:tab/>Come experience the comforts of home away from...<text:tab/>Most places you find in Boston are small howev...<text:tab/>Come experience the comforts of home away from...<text:tab/>none<text:tab/>Roslindale is a lovely little neighborhood loc...<text:tab/>...<text:tab/>10.0<text:tab/>10.0<text:tab/>f<text:tab/>NaN<text:tab/>NaN<text:tab/>f<text:tab/>f<text:tab/>f<text:tab/>1<text:tab/>1.00</text:p>
      <text:p text:style-name="Standard">flexible<text:tab/>10.0<text:tab/>7651065<text:tab/>https://www.airbnb.com/rooms/7651065<text:tab/>20160906204935<text:tab/>2016-09-07<text:tab/>Come Home to Boston<text:tab/>My comfy, clean and relaxing home is one block...<text:tab/>Clean, attractive, private room, one block fro...<text:tab/>My comfy, clean and relaxing home is one block...<text:tab/>none<text:tab/>I love the proximity to downtown, the neighbor...<text:tab/>...<text:tab/>10.0<text:tab/>9.0<text:tab/>f<text:tab/>NaN<text:tab/>NaN<text:tab/>f<text:tab/>f<text:tab/>f<text:tab/>1<text:tab/>2.25</text:p>
      <text:p text:style-name="Standard">5 rows × 93 columns</text:p>
      <text:p text:style-name="Standard"/>
      <text:p text:style-name="Standard"><text:soft-page-break/>Applying</text:p>
      <text:p text:style-name="Standard"># To this point we have applied very simple processing to our data after splitting, really just outputting</text:p>
      <text:p text:style-name="Standard"># some print statements to demonstrate how the splitting works. The pandas developers have three broad</text:p>
      <text:p text:style-name="Standard"># categories of data processing to happen during the apply step, Aggregation of group data, Transformation of</text:p>
      <text:p text:style-name="Standard"># group data, and Filtration of group data</text:p>
      <text:p text:style-name="Standard">Aggregation</text:p>
      <text:p text:style-name="Standard"># The most straight forward apply step is the aggregation of data, and uses the method agg() on the groupby</text:p>
      <text:p text:style-name="Standard"># object. Thus far we have only iterated through the groupby object, unpacking it into a label (the group</text:p>
      <text:p text:style-name="Standard"># name) and a dataframe. But with agg we can pass in a dictionary of the columns we are interested in</text:p>
      <text:p text:style-name="Standard"># aggregating along with the function we are looking to apply to aggregate.</text:p>
      <text:p text:style-name="Standard">​</text:p>
      <text:p text:style-name="Standard"># Let's reset the index for our airbnb data</text:p>
      <text:p text:style-name="Standard">df=df.reset_index()</text:p>
      <text:p text:style-name="Standard">​</text:p>
      <text:p text:style-name="Standard"># Now lets group by the cancellation policy and find the average review_scores_value by group</text:p>
      <text:p text:style-name="Standard">df.groupby("cancellation_policy").agg({"review_scores_value":np.average})</text:p>
      <text:p text:style-name="Standard">review_scores_value</text:p>
      <text:p text:style-name="Standard">cancellation_policy<text:tab/></text:p>
      <text:p text:style-name="Standard">flexible<text:tab/>NaN</text:p>
      <text:p text:style-name="Standard">moderate<text:tab/>NaN</text:p>
      <text:p text:style-name="Standard">strict<text:tab/>NaN</text:p>
      <text:p text:style-name="Standard">super_strict_30<text:tab/>NaN</text:p>
      <text:p text:style-name="Standard"># Hrm. That didn't seem to work at all. Just a bunch of not a numbers. The issue is actually in the function</text:p>
      <text:p text:style-name="Standard"># that we sent to aggregate. np.average does not ignore nans! However, there is a function we can use for this</text:p>
      <text:p text:style-name="Standard">df.groupby("cancellation_policy").agg({"review_scores_value":np.nanmean})</text:p>
      <text:p text:style-name="Standard">review_scores_value</text:p>
      <text:p text:style-name="Standard">cancellation_policy<text:tab/></text:p>
      <text:p text:style-name="Standard">flexible<text:tab/>9.237421</text:p>
      <text:p text:style-name="Standard">moderate<text:tab/>9.307398</text:p>
      <text:p text:style-name="Standard">strict<text:tab/>9.081441</text:p>
      <text:p text:style-name="Standard">super_strict_30<text:tab/>8.537313</text:p>
      <text:p text:style-name="Standard"># We can just extend this dictionary to aggregate by multiple functions or multiple columns.</text:p>
      <text:p text:style-name="Standard">df.groupby("cancellation_policy").agg({"review_scores_value":(np.nanmean,np.nanstd),</text:p>
      <text:p text:style-name="Standard"><text:s text:c="38"/>"reviews_per_month":np.nanmean})</text:p>
      <text:p text:style-name="Standard">review_scores_value<text:tab/>reviews_per_month</text:p>
      <text:p text:style-name="Standard">nanmean<text:tab/>nanstd<text:tab/>nanmean</text:p>
      <text:p text:style-name="Standard">cancellation_policy<text:tab/><text:tab/><text:tab/></text:p>
      <text:p text:style-name="Standard">flexible<text:tab/>9.237421<text:tab/>1.096271<text:tab/>1.829210</text:p>
      <text:p text:style-name="Standard">moderate<text:tab/>9.307398<text:tab/>0.859859<text:tab/>2.391922</text:p>
      <text:p text:style-name="Standard">strict<text:tab/>9.081441<text:tab/>1.040531<text:tab/>1.873467</text:p>
      <text:p text:style-name="Standard">super_strict_30<text:tab/>8.537313<text:tab/>0.840785<text:tab/>0.340143</text:p>
      <text:p text:style-name="Standard"># Take a moment to make sure you understand the previous cell, since it's somewhat complex. First we're doing</text:p>
      <text:p text:style-name="Standard"><text:soft-page-break/># a group by on the dataframe object by the column "cancellation_policy". This creates a new GroupBy object.</text:p>
      <text:p text:style-name="Standard"># Then we are invoking the agg() function on that object. The agg function is going to apply one or more</text:p>
      <text:p text:style-name="Standard"># functions we specify to the group dataframes and return a single row per dataframe/group. When we called</text:p>
      <text:p text:style-name="Standard"># this function we sent it two dictionary entries, each with the key indicating which column we wanted</text:p>
      <text:p text:style-name="Standard"># functions applied to. For the first column we actually supplied a tuple of two functions. Note that these</text:p>
      <text:p text:style-name="Standard"># are not function invocations, like np.nanmean(), or function names, like "nanmean" they are references to</text:p>
      <text:p text:style-name="Standard"># functions which will return single values. The groupby object will recognize the tuple and call each</text:p>
      <text:p text:style-name="Standard"># function in order on the same column. The results will be in a heirarchical index, but since they are</text:p>
      <text:p text:style-name="Standard"># columns they don't show as an index per se. Then we indicated another column and a single function we wanted</text:p>
      <text:p text:style-name="Standard"># to run.</text:p>
      <text:p text:style-name="Standard">Transformation</text:p>
      <text:p text:style-name="Standard"># Transformation is different from aggregation. Where agg() returns a single value per column, so one row per</text:p>
      <text:p text:style-name="Standard"># group, tranform() returns an object that is the same size as the group. Essentially, it broadcasts the</text:p>
      <text:p text:style-name="Standard"># function you supply over the grouped dataframe, returning a new dataframe. This makes combining data later</text:p>
      <text:p text:style-name="Standard"># easy.</text:p>
      <text:p text:style-name="Standard"># For instance, suppose we want to include the average rating values in a given group by cancellation policy,</text:p>
      <text:p text:style-name="Standard"># but preserve the dataframe shape so that we could generate a difference between an individual observation</text:p>
      <text:p text:style-name="Standard"># and the sum.</text:p>
      <text:p text:style-name="Standard">​</text:p>
      <text:p text:style-name="Standard"># First, lets define just some subset of columns we are interested in</text:p>
      <text:p text:style-name="Standard">cols=['cancellation_policy','review_scores_value']</text:p>
      <text:p text:style-name="Standard"># Now lets transform it, I'll store this in its own dataframe</text:p>
      <text:p text:style-name="Standard">transform_df=df[cols].groupby('cancellation_policy').transform(np.nanmean)</text:p>
      <text:p text:style-name="Standard">transform_df.head()</text:p>
      <text:p text:style-name="Standard">review_scores_value</text:p>
      <text:p text:style-name="Standard">0<text:tab/>9.307398</text:p>
      <text:p text:style-name="Standard">1<text:tab/>9.307398</text:p>
      <text:p text:style-name="Standard">2<text:tab/>9.307398</text:p>
      <text:p text:style-name="Standard">3<text:tab/>9.307398</text:p>
      <text:p text:style-name="Standard">4<text:tab/>9.237421</text:p>
      <text:p text:style-name="Standard"># So we can see that the index here is actually the same as the original dataframe. So lets just join this</text:p>
      <text:p text:style-name="Standard"># in. Before we do that, lets rename the column in the transformed version</text:p>
      <text:p text:style-name="Standard">transform_df.rename({'review_scores_value':'mean_review_scores'}, axis='columns', inplace=True)</text:p>
      <text:p text:style-name="Standard">df=df.merge(transform_df, left_index=True, right_index=True)</text:p>
      <text:p text:style-name="Standard">df.head()</text:p>
      <text:p text:style-name="Standard">cancellation_policy<text:tab/>review_scores_value<text:tab/>id<text:tab/>listing_url<text:tab/>scrape_id<text:tab/>last_scraped<text:tab/>name<text:tab/>summary<text:tab/>space<text:tab/>description<text:tab/>...<text:tab/>review_scores_location<text:tab/>requires_license<text:tab/>license<text:tab/>jurisdiction_names<text:tab/>instant_bookable<text:soft-page-break/><text:tab/>require_guest_profile_picture<text:tab/>require_guest_phone_verification<text:tab/>calculated_host_listings_count<text:tab/>reviews_per_month<text:tab/>mean_review_scores</text:p>
      <text:p text:style-name="Standard">0<text:tab/>moderate<text:tab/>NaN<text:tab/>12147973<text:tab/>https://www.airbnb.com/rooms/12147973<text:tab/>20160906204935<text:tab/>2016-09-07<text:tab/>Sunny Bungalow in the City<text:tab/>Cozy, sunny, family home. Master bedroom high...<text:tab/>The house has an open and cozy feel at the sam...<text:tab/>Cozy, sunny, family home. Master bedroom high...<text:tab/>...<text:tab/>NaN<text:tab/>f<text:tab/>NaN<text:tab/>NaN<text:tab/>f<text:tab/>f<text:tab/>f<text:tab/>1<text:tab/>NaN<text:tab/>9.307398</text:p>
      <text:p text:style-name="Standard">1<text:tab/>moderate<text:tab/>9.0<text:tab/>3075044<text:tab/>https://www.airbnb.com/rooms/3075044<text:tab/>20160906204935<text:tab/>2016-09-07<text:tab/>Charming room in pet friendly apt<text:tab/>Charming and quiet room in a second floor 1910...<text:tab/>Small but cozy and quite room with a full size...<text:tab/>Charming and quiet room in a second floor 1910...<text:tab/>...<text:tab/>9.0<text:tab/>f<text:tab/>NaN<text:tab/>NaN<text:tab/>t<text:tab/>f<text:tab/>f<text:tab/>1<text:tab/>1.30<text:tab/>9.307398</text:p>
      <text:p text:style-name="Standard">2<text:tab/>moderate<text:tab/>10.0<text:tab/>6976<text:tab/>https://www.airbnb.com/rooms/6976<text:tab/>20160906204935<text:tab/>2016-09-07<text:tab/>Mexican Folk Art Haven in Boston<text:tab/>Come stay with a friendly, middle-aged guy in ...<text:tab/>Come stay with a friendly, middle-aged guy in ...<text:tab/>Come stay with a friendly, middle-aged guy in ...<text:tab/>...<text:tab/>9.0<text:tab/>f<text:tab/>NaN<text:tab/>NaN<text:tab/>f<text:tab/>t<text:tab/>f<text:tab/>1<text:tab/>0.47<text:tab/>9.307398</text:p>
      <text:p text:style-name="Standard">3<text:tab/>moderate<text:tab/>10.0<text:tab/>1436513<text:tab/>https://www.airbnb.com/rooms/1436513<text:tab/>20160906204935<text:tab/>2016-09-07<text:tab/>Spacious Sunny Bedroom Suite in Historic Home<text:tab/>Come experience the comforts of home away from...<text:tab/>Most places you find in Boston are small howev...<text:tab/>Come experience the comforts of home away from...<text:tab/>...<text:tab/>10.0<text:tab/>f<text:tab/>NaN<text:tab/>NaN<text:tab/>f<text:tab/>f<text:tab/>f<text:tab/>1<text:tab/>1.00<text:tab/>9.307398</text:p>
      <text:p text:style-name="Standard">4<text:tab/>flexible<text:tab/>10.0<text:tab/>7651065<text:tab/>https://www.airbnb.com/rooms/7651065<text:tab/>20160906204935<text:tab/>2016-09-07<text:tab/>Come Home to Boston<text:tab/>My comfy, clean and relaxing home is one block...<text:tab/>Clean, attractive, private room, one block fro...<text:tab/>My comfy, clean and relaxing home is one block...<text:tab/>...<text:tab/>9.0<text:tab/>f<text:tab/>NaN<text:tab/>NaN<text:tab/>f<text:tab/>f<text:tab/>f<text:tab/>1<text:tab/>2.25<text:tab/>9.237421</text:p>
      <text:p text:style-name="Standard">5 rows × 96 columns</text:p>
      <text:p text:style-name="Standard"/>
      <text:p text:style-name="Standard"># Great, we can see that our new column is in place, the mean_review_scores. So now we could create, for</text:p>
      <text:p text:style-name="Standard"># instance, the difference between a given row and it's group (the cancellation policy) means.</text:p>
      <text:p text:style-name="Standard">df['mean_diff']=np.absolute(df['review_scores_value']-df['mean_review_scores'])</text:p>
      <text:p text:style-name="Standard">df['mean_diff'].head()</text:p>
      <text:p text:style-name="Standard">0 <text:s text:c="8"/>NaN</text:p>
      <text:p text:style-name="Standard">1 <text:s text:c="3"/>0.307398</text:p>
      <text:p text:style-name="Standard">2 <text:s text:c="3"/>0.692602</text:p>
      <text:p text:style-name="Standard">3 <text:s text:c="3"/>0.692602</text:p>
      <text:p text:style-name="Standard">4 <text:s text:c="3"/>0.762579</text:p>
      <text:p text:style-name="Standard">Name: mean_diff, dtype: float64</text:p>
      <text:p text:style-name="Standard">Filtering</text:p>
      <text:p text:style-name="Standard"># The GroupBy object has build in support for filtering groups as well. It's often that you'll want to group</text:p>
      <text:p text:style-name="Standard"># by some feature, then make some transformation to the groups, then drop certain groups as part of your</text:p>
      <text:p text:style-name="Standard"># cleaning routines. The filter() function takes in a function which it applies to each group dataframe and</text:p>
      <text:p text:style-name="Standard"># returns either a True or a False, depending upon whether that group should be included in the results.</text:p>
      <text:p text:style-name="Standard"># For instance, if we only want those groups which have a mean rating above 9 included in our results</text:p>
      <text:p text:style-name="Standard">df.groupby('cancellation_policy').filter(lambda x: np.nanmean(x['review_scores_value'])&gt;9.2)</text:p>
      <text:p text:style-name="Standard"><text:soft-page-break/>cancellation_policy<text:tab/>review_scores_value<text:tab/>id<text:tab/>listing_url<text:tab/>scrape_id<text:tab/>last_scraped<text:tab/>name<text:tab/>summary<text:tab/>space<text:tab/>description<text:tab/>...<text:tab/>requires_license<text:tab/>license<text:tab/>jurisdiction_names<text:tab/>instant_bookable<text:tab/>require_guest_profile_picture<text:tab/>require_guest_phone_verification<text:tab/>calculated_host_listings_count<text:tab/>reviews_per_month<text:tab/>mean_review_scores<text:tab/>mean_diff</text:p>
      <text:p text:style-name="Standard">0<text:tab/>moderate<text:tab/>NaN<text:tab/>12147973<text:tab/>https://www.airbnb.com/rooms/12147973<text:tab/>20160906204935<text:tab/>2016-09-07<text:tab/>Sunny Bungalow in the City<text:tab/>Cozy, sunny, family home. Master bedroom high...<text:tab/>The house has an open and cozy feel at the sam...<text:tab/>Cozy, sunny, family home. Master bedroom high...<text:tab/>...<text:tab/>f<text:tab/>NaN<text:tab/>NaN<text:tab/>f<text:tab/>f<text:tab/>f<text:tab/>1<text:tab/>NaN<text:tab/>9.307398<text:tab/>NaN</text:p>
      <text:p text:style-name="Standard">1<text:tab/>moderate<text:tab/>9.0<text:tab/>3075044<text:tab/>https://www.airbnb.com/rooms/3075044<text:tab/>20160906204935<text:tab/>2016-09-07<text:tab/>Charming room in pet friendly apt<text:tab/>Charming and quiet room in a second floor 1910...<text:tab/>Small but cozy and quite room with a full size...<text:tab/>Charming and quiet room in a second floor 1910...<text:tab/>...<text:tab/>f<text:tab/>NaN<text:tab/>NaN<text:tab/>t<text:tab/>f<text:tab/>f<text:tab/>1<text:tab/>1.30<text:tab/>9.307398<text:tab/>0.307398</text:p>
      <text:p text:style-name="Standard">2<text:tab/>moderate<text:tab/>10.0<text:tab/>6976<text:tab/>https://www.airbnb.com/rooms/6976<text:tab/>20160906204935<text:tab/>2016-09-07<text:tab/>Mexican Folk Art Haven in Boston<text:tab/>Come stay with a friendly, middle-aged guy in ...<text:tab/>Come stay with a friendly, middle-aged guy in ...<text:tab/>Come stay with a friendly, middle-aged guy in ...<text:tab/>...<text:tab/>f<text:tab/>NaN<text:tab/>NaN<text:tab/>f<text:tab/>t<text:tab/>f<text:tab/>1<text:tab/>0.47<text:tab/>9.307398<text:tab/>0.692602</text:p>
      <text:p text:style-name="Standard">3<text:tab/>moderate<text:tab/>10.0<text:tab/>1436513<text:tab/>https://www.airbnb.com/rooms/1436513<text:tab/>20160906204935<text:tab/>2016-09-07<text:tab/>Spacious Sunny Bedroom Suite in Historic Home<text:tab/>Come experience the comforts of home away from...<text:tab/>Most places you find in Boston are small howev...<text:tab/>Come experience the comforts of home away from...<text:tab/>...<text:tab/>f<text:tab/>NaN<text:tab/>NaN<text:tab/>f<text:tab/>f<text:tab/>f<text:tab/>1<text:tab/>1.00<text:tab/>9.307398<text:tab/>0.692602</text:p>
      <text:p text:style-name="Standard">4<text:tab/>flexible<text:tab/>10.0<text:tab/>7651065<text:tab/>https://www.airbnb.com/rooms/7651065<text:tab/>20160906204935<text:tab/>2016-09-07<text:tab/>Come Home to Boston<text:tab/>My comfy, clean and relaxing home is one block...<text:tab/>Clean, attractive, private room, one block fro...<text:tab/>My comfy, clean and relaxing home is one block...<text:tab/>...<text:tab/>f<text:tab/>NaN<text:tab/>NaN<text:tab/>f<text:tab/>f<text:tab/>f<text:tab/>1<text:tab/>2.25<text:tab/>9.237421<text:tab/>0.762579</text:p>
      <text:p text:style-name="Standard">5<text:tab/>flexible<text:tab/>10.0<text:tab/>12386020<text:tab/>https://www.airbnb.com/rooms/12386020<text:tab/>20160906204935<text:tab/>2016-09-07<text:tab/>Private Bedroom + Great Coffee<text:tab/>Super comfy bedroom plus your own bathroom in ...<text:tab/>Our sunny condo is located on the second and t...<text:tab/>Super comfy bedroom plus your own bathroom in ...<text:tab/>...<text:tab/>f<text:tab/>NaN<text:tab/>NaN<text:tab/>f<text:tab/>f<text:tab/>f<text:tab/>1<text:tab/>1.70<text:tab/>9.237421<text:tab/>0.762579</text:p>
      <text:p text:style-name="Standard">7<text:tab/>moderate<text:tab/>10.0<text:tab/>2843445<text:tab/>https://www.airbnb.com/rooms/2843445<text:tab/>20160906204935<text:tab/>2016-09-07<text:tab/>"Tranquility" on "Top of the Hill"<text:tab/>We can accommodate guests who are gluten-free,...<text:tab/>We provide a bedroom and full shared bath. Ra...<text:tab/>We can accommodate guests who are gluten-free,...<text:tab/>...<text:tab/>f<text:tab/>NaN<text:tab/>NaN<text:tab/>f<text:tab/>t<text:tab/>t<text:tab/>2<text:tab/>2.38<text:tab/>9.307398<text:tab/>0.692602</text:p>
      <text:p text:style-name="Standard">8<text:tab/>moderate<text:tab/>10.0<text:tab/>753446<text:tab/>https://www.airbnb.com/rooms/753446<text:tab/>20160906204935<text:tab/>2016-09-07<text:tab/>6 miles away from downtown Boston!<text:tab/>Nice and cozy apartment about 6 miles away to ...<text:tab/>Nice and cozy apartment about 6 miles away to ...<text:tab/>Nice and cozy apartment about 6 miles away to ...<text:tab/>...<text:tab/>f<text:tab/>NaN<text:tab/>NaN<text:tab/>f<text:tab/>f<text:tab/>f<text:tab/>1<text:tab/>5.36<text:tab/>9.307398<text:tab/>0.692602</text:p>
      <text:p text:style-name="Standard">10<text:tab/>flexible<text:tab/>10.0<text:tab/>12023024<text:tab/>https://www.airbnb.com/rooms/12023024<text:tab/>20160906204935<text:tab/>2016-09-07<text:tab/>Cozy room in a well located house<text:tab/>The room is in a single family house located i...<text:tab/>NaN<text:tab/>The room is in a single family house located i...<text:tab/>...<text:tab/>f<text:tab/>NaN<text:tab/>NaN<text:tab/>f<text:tab/>f<text:tab/>f<text:tab/>1<text:tab/>0.36<text:tab/>9.237421<text:tab/>0.762579</text:p>
      <text:p text:style-name="Standard">11<text:tab/>flexible<text:tab/>9.0<text:tab/>1668313<text:tab/>https://www.airbnb.com/rooms/1668313<text:tab/>20160906204935<text:tab/>2016-09-07<text:tab/>Room in Rozzie-Twin Bed-Full Bath<text:tab/>Quiet second floor bedroom sleeps one in comfo...<text:tab/>NaN<text:tab/>Quiet second floor bedroom sleeps one <text:soft-page-break/>in comfo...<text:tab/>...<text:tab/>f<text:tab/>NaN<text:tab/>NaN<text:tab/>f<text:tab/>f<text:tab/>f<text:tab/>2<text:tab/>0.48<text:tab/>9.237421<text:tab/>0.237421</text:p>
      <text:p text:style-name="Standard">12<text:tab/>flexible<text:tab/>10.0<text:tab/>2684840<text:tab/>https://www.airbnb.com/rooms/2684840<text:tab/>20160906204935<text:tab/>2016-09-07<text:tab/>Updated, spacious living in Rozzie<text:tab/>Clean, sunny 2 bedroom in amazing Roslindale V...<text:tab/>NaN<text:tab/>Clean, sunny 2 bedroom in amazing Roslindale V...<text:tab/>...<text:tab/>f<text:tab/>NaN<text:tab/>NaN<text:tab/>t<text:tab/>f<text:tab/>f<text:tab/>2<text:tab/>0.64<text:tab/>9.237421<text:tab/>0.762579</text:p>
      <text:p text:style-name="Standard">13<text:tab/>moderate<text:tab/>10.0<text:tab/>13547301<text:tab/>https://www.airbnb.com/rooms/13547301<text:tab/>20160906204935<text:tab/>2016-09-07<text:tab/>2 Bedroom Apartment in Boston<text:tab/>My place is close to Public Transportation. Th...<text:tab/>NaN<text:tab/>My place is close to Public Transportation. Th...<text:tab/>...<text:tab/>f<text:tab/>NaN<text:tab/>NaN<text:tab/>f<text:tab/>f<text:tab/>f<text:tab/>1<text:tab/>4.93<text:tab/>9.307398<text:tab/>0.692602</text:p>
      <text:p text:style-name="Standard">14<text:tab/>moderate<text:tab/>9.0<text:tab/>5434353<text:tab/>https://www.airbnb.com/rooms/5434353<text:tab/>20160906204935<text:tab/>2016-09-07<text:tab/>Quiet Beauty in Boston<text:tab/>Enjoy the full space of our home as you explor...<text:tab/>Large living and dining area. Sprawling space....<text:tab/>Enjoy the full space of our home as you explor...<text:tab/>...<text:tab/>f<text:tab/>NaN<text:tab/>NaN<text:tab/>f<text:tab/>f<text:tab/>f<text:tab/>1<text:tab/>0.56<text:tab/>9.307398<text:tab/>0.307398</text:p>
      <text:p text:style-name="Standard">16<text:tab/>flexible<text:tab/>10.0<text:tab/>3420384<text:tab/>https://www.airbnb.com/rooms/3420384<text:tab/>20160906204935<text:tab/>2016-09-07<text:tab/>Convient, Safe and Comfortable<text:tab/>Located along public transportation with plent...<text:tab/>Extra large studio with wifi, cable, original ...<text:tab/>Located along public transportation with plent...<text:tab/>...<text:tab/>f<text:tab/>NaN<text:tab/>NaN<text:tab/>f<text:tab/>f<text:tab/>f<text:tab/>1<text:tab/>1.00<text:tab/>9.237421<text:tab/>0.762579</text:p>
      <text:p text:style-name="Standard">17<text:tab/>flexible<text:tab/>10.0<text:tab/>13512930<text:tab/>https://www.airbnb.com/rooms/13512930<text:tab/>20160906204935<text:tab/>2016-09-07<text:tab/>Roslindale Beauty next to Arboretum<text:tab/>Clean, sunny 1 bedroom in amazing Roslindale V...<text:tab/>NaN<text:tab/>Clean, sunny 1 bedroom in amazing Roslindale V...<text:tab/>...<text:tab/>f<text:tab/>NaN<text:tab/>NaN<text:tab/>t<text:tab/>f<text:tab/>f<text:tab/>2<text:tab/>0.37<text:tab/>9.237421<text:tab/>0.762579</text:p>
      <text:p text:style-name="Standard">20<text:tab/>flexible<text:tab/>10.0<text:tab/>2583074<text:tab/>https://www.airbnb.com/rooms/2583074<text:tab/>20160906204935<text:tab/>2016-09-07<text:tab/>Cozy room in a charming villa.<text:tab/>My home is a villa in one of the friendliest, ...<text:tab/>The room is cozy and private. The house is les...<text:tab/>My home is a villa in one of the friendliest, ...<text:tab/>...<text:tab/>f<text:tab/>NaN<text:tab/>NaN<text:tab/>f<text:tab/>f<text:tab/>f<text:tab/>3<text:tab/>1.24<text:tab/>9.237421<text:tab/>0.762579</text:p>
      <text:p text:style-name="Standard">21<text:tab/>moderate<text:tab/>10.0<text:tab/>13251243<text:tab/>https://www.airbnb.com/rooms/13251243<text:tab/>20160906204935<text:tab/>2016-09-07<text:tab/>Arborside Guest Cottage<text:tab/>Lovely sun-filled private guest cottage set on...<text:tab/>Today the cottage could be called a "tiny hous...<text:tab/>Lovely sun-filled private guest cottage set on...<text:tab/>...<text:tab/>f<text:tab/>NaN<text:tab/>NaN<text:tab/>t<text:tab/>f<text:tab/>f<text:tab/>1<text:tab/>5.93<text:tab/>9.307398<text:tab/>0.692602</text:p>
      <text:p text:style-name="Standard">23<text:tab/>flexible<text:tab/>10.0<text:tab/>6400432<text:tab/>https://www.airbnb.com/rooms/6400432<text:tab/>20160906204935<text:tab/>2016-09-07<text:tab/>Spacious 3 bedroom cape cod style<text:tab/>Three bedroom in Boston's Roslindale neighborh...<text:tab/>This Cape Cod style home features two bedrooms...<text:tab/>Three bedroom in Boston's Roslindale neighborh...<text:tab/>...<text:tab/>f<text:tab/>NaN<text:tab/>NaN<text:tab/>f<text:tab/>f<text:tab/>f<text:tab/>1<text:tab/>1.58<text:tab/>9.237421<text:tab/>0.762579</text:p>
      <text:p text:style-name="Standard">24<text:tab/>moderate<text:tab/>10.0<text:tab/>5498472<text:tab/>https://www.airbnb.com/rooms/5498472<text:tab/>20160906204935<text:tab/>2016-09-07<text:tab/>4BD/3.5BA, Perfect for families!<text:tab/>Our spacious, modern, immaculate town home is ...<text:tab/>Our 2,400+ square foot home is a hidden gem, t...<text:tab/>Our spacious, modern, immaculate town home is ...<text:tab/>...<text:tab/>f<text:tab/>NaN<text:tab/>NaN<text:tab/>f<text:tab/>f<text:tab/>f<text:tab/>1<text:tab/>0.07<text:tab/>9.307398<text:tab/>0.692602</text:p>
      <text:p text:style-name="Standard">25<text:tab/>moderate<text:tab/>10.0<text:tab/>894539<text:tab/>https://www.airbnb.com/rooms/894539<text:tab/>20160906204935<text:tab/>2016-09-07<text:tab/>Private room in house<text:tab/>NaN<text:tab/>Large private room in a large house near the A...<text:tab/>Large private room in a large house near the A...<text:tab/>...<text:tab/>f<text:tab/>NaN<text:tab/>NaN<text:tab/>f<text:tab/>f<text:tab/>f<text:tab/>2<text:tab/>1.13<text:tab/>9.307398<text:tab/>0.692602</text:p>
      <text:p text:style-name="Standard">27<text:tab/>moderate<text:tab/>10.0<text:tab/>9218312<text:tab/>https://www.airbnb.com/rooms/9218312<text:tab/>20160906204935<text:tab/>2016-09-07<text:tab/>Sunny bedroom with private bathroom<text:tab/>Located in the Peter's Hill neighborhood, rest...<text:tab/>Large sunny bedroom with double bed, love seat...<text:tab/>Located in <text:soft-page-break/>the Peter's Hill neighborhood, rest...<text:tab/>...<text:tab/>f<text:tab/>NaN<text:tab/>NaN<text:tab/>f<text:tab/>f<text:tab/>f<text:tab/>1<text:tab/>4.02<text:tab/>9.307398<text:tab/>0.692602</text:p>
      <text:p text:style-name="Standard">28<text:tab/>flexible<text:tab/>9.0<text:tab/>321328<text:tab/>https://www.airbnb.com/rooms/321328<text:tab/>20160906204935<text:tab/>2016-09-07<text:tab/>Bright Room Near Roslindale Village<text:tab/>NaN<text:tab/>I have an attractive room available in Roslind...<text:tab/>I have an attractive room available in Roslind...<text:tab/>...<text:tab/>f<text:tab/>NaN<text:tab/>NaN<text:tab/>f<text:tab/>f<text:tab/>f<text:tab/>1<text:tab/>0.21<text:tab/>9.237421<text:tab/>0.237421</text:p>
      <text:p text:style-name="Standard">29<text:tab/>flexible<text:tab/>10.0<text:tab/>1810172<text:tab/>https://www.airbnb.com/rooms/1810172<text:tab/>20160906204935<text:tab/>2016-09-07<text:tab/>Room for 2 in Rozzie - Full Bath<text:tab/>This second floor bedroom sleeps two in a quee...<text:tab/>NaN<text:tab/>This second floor bedroom sleeps two in a quee...<text:tab/>...<text:tab/>f<text:tab/>NaN<text:tab/>NaN<text:tab/>f<text:tab/>f<text:tab/>f<text:tab/>2<text:tab/>0.58<text:tab/>9.237421<text:tab/>0.762579</text:p>
      <text:p text:style-name="Standard">30<text:tab/>flexible<text:tab/>9.0<text:tab/>6513924<text:tab/>https://www.airbnb.com/rooms/6513924<text:tab/>20160906204935<text:tab/>2016-09-07<text:tab/>Private room in spacious condo!<text:tab/>Nice unit located within walking distance of c...<text:tab/>Spacious, modern construction condo with plent...<text:tab/>Nice unit located within walking distance of c...<text:tab/>...<text:tab/>f<text:tab/>NaN<text:tab/>NaN<text:tab/>f<text:tab/>f<text:tab/>f<text:tab/>1<text:tab/>1.93<text:tab/>9.237421<text:tab/>0.237421</text:p>
      <text:p text:style-name="Standard">32<text:tab/>flexible<text:tab/>NaN<text:tab/>14690527<text:tab/>https://www.airbnb.com/rooms/14690527<text:tab/>20160906204935<text:tab/>2016-09-07<text:tab/>1 Bedroom Home Suite Home<text:tab/>My place is good for couples, solo adventurers...<text:tab/>NaN<text:tab/>My place is good for couples, solo adventurers...<text:tab/>...<text:tab/>f<text:tab/>NaN<text:tab/>NaN<text:tab/>t<text:tab/>f<text:tab/>f<text:tab/>1<text:tab/>NaN<text:tab/>9.237421<text:tab/>NaN</text:p>
      <text:p text:style-name="Standard">34<text:tab/>flexible<text:tab/>10.0<text:tab/>1861070<text:tab/>https://www.airbnb.com/rooms/1861070<text:tab/>20160906204935<text:tab/>2016-09-07<text:tab/>Charming Gambrel on a sweet street<text:tab/>This home has been featured in several magazin...<text:tab/>This beautiful house, filled with a lifetime o...<text:tab/>This home has been featured in several magazin...<text:tab/>...<text:tab/>f<text:tab/>NaN<text:tab/>NaN<text:tab/>f<text:tab/>f<text:tab/>f<text:tab/>1<text:tab/>0.59<text:tab/>9.237421<text:tab/>0.762579</text:p>
      <text:p text:style-name="Standard">39<text:tab/>moderate<text:tab/>10.0<text:tab/>4085362<text:tab/>https://www.airbnb.com/rooms/4085362<text:tab/>20160906204935<text:tab/>2016-09-07<text:tab/>"Room with a View" from "Top of the Hill"<text:tab/>We used to be called Sub"urban" Vacationing. ...<text:tab/>We provide a bedroom and a full shared bath fo...<text:tab/>We used to be called Sub"urban" Vacationing. ...<text:tab/>...<text:tab/>f<text:tab/>NaN<text:tab/>NaN<text:tab/>f<text:tab/>t<text:tab/>t<text:tab/>2<text:tab/>0.87<text:tab/>9.307398<text:tab/>0.692602</text:p>
      <text:p text:style-name="Standard">40<text:tab/>flexible<text:tab/>9.0<text:tab/>3755609<text:tab/>https://www.airbnb.com/rooms/3755609<text:tab/>20160906204935<text:tab/>2016-09-07<text:tab/>Lovely &amp; Gracious Victorian room<text:tab/>Lovely &amp; Gracious Victorian room offers the be...<text:tab/>The room is lovely, sunny, decorated with auth...<text:tab/>Lovely &amp; Gracious Victorian room offers the be...<text:tab/>...<text:tab/>f<text:tab/>NaN<text:tab/>NaN<text:tab/>t<text:tab/>f<text:tab/>f<text:tab/>1<text:tab/>0.87<text:tab/>9.237421<text:tab/>0.237421</text:p>
      <text:p text:style-name="Standard">41<text:tab/>flexible<text:tab/>10.0<text:tab/>13768853<text:tab/>https://www.airbnb.com/rooms/13768853<text:tab/>20160906204935<text:tab/>2016-09-07<text:tab/>Cozy, quiet room in Roslindale<text:tab/>If you're looking for a quiet place in a resid...<text:tab/>NaN<text:tab/>If you're looking for a quiet place in a resid...<text:tab/>...<text:tab/>f<text:tab/>NaN<text:tab/>NaN<text:tab/>f<text:tab/>f<text:tab/>f<text:tab/>1<text:tab/>5.77<text:tab/>9.237421<text:tab/>0.762579</text:p>
      <text:p text:style-name="Standard">42<text:tab/>flexible<text:tab/>10.0<text:tab/>1936861<text:tab/>https://www.airbnb.com/rooms/1936861<text:tab/>20160906204935<text:tab/>2016-09-07<text:tab/>Private Room in Rozzie<text:tab/>Private room with twin bed. Walking distance t...<text:tab/>Simple, private space with a surprising amount...<text:tab/>Private room with twin bed. Walking distance t...<text:tab/>...<text:tab/>f<text:tab/>NaN<text:tab/>NaN<text:tab/>f<text:tab/>f<text:tab/>f<text:tab/>1<text:tab/>4.39<text:tab/>9.237421<text:tab/>0.762579</text:p>
      <text:p text:style-name="Standard">...<text:tab/>...<text:tab/>...<text:tab/>...<text:tab/>...<text:tab/>...<text:tab/>...<text:tab/>...<text:tab/>...<text:tab/>...<text:tab/>...<text:tab/>...<text:tab/>...<text:tab/>...<text:tab/>...<text:tab/>...<text:tab/>...<text:tab/>...<text:tab/>...<text:tab/>...<text:tab/>...<text:tab/>...</text:p>
      <text:p text:style-name="Standard">3533<text:tab/>flexible<text:tab/>8.0<text:tab/>6373729<text:tab/>https://www.airbnb.com/rooms/6373729<text:tab/>20160906204935<text:tab/>2016-09-07<text:tab/>American Vintage room, 2+ peeps ok<text:tab/>This is a classic American vintage house that ...<text:tab/>Due to the age of this house, the heat system ...<text:tab/>This is a classic American vintage house that ...<text:tab/>...<text:tab/>f<text:tab/>NaN<text:tab/>NaN<text:tab/>f<text:tab/>f<text:tab/>f<text:tab/>1<text:tab/>0.07<text:tab/>9.237421<text:tab/>1.237421</text:p>
      <text:p text:style-name="Standard">3534<text:tab/>flexible<text:tab/>10.0<text:tab/>8921130<text:tab/>https://www.airbnb.com/rooms/8921130<text:tab/>20160906204935<text:tab/>2016-09-07<text:tab/>Beautiful, Modern, Furnished Apt!<text:tab/>This is a beautiful <text:soft-page-break/>apt, equipped with new app...<text:tab/>NaN<text:tab/>This is a beautiful apt, equipped with new app...<text:tab/>...<text:tab/>f<text:tab/>NaN<text:tab/>NaN<text:tab/>f<text:tab/>f<text:tab/>f<text:tab/>1<text:tab/>0.26<text:tab/>9.237421<text:tab/>0.762579</text:p>
      <text:p text:style-name="Standard">3535<text:tab/>flexible<text:tab/>NaN<text:tab/>10436811<text:tab/>https://www.airbnb.com/rooms/10436811<text:tab/>20160906204935<text:tab/>2016-09-07<text:tab/>Bright, Clean &amp; Great Location<text:tab/>Hello! I share the apparent with two good frie...<text:tab/>My room is a private bedroom, with its own loc...<text:tab/>Hello! I share the apparent with two good frie...<text:tab/>...<text:tab/>f<text:tab/>NaN<text:tab/>NaN<text:tab/>t<text:tab/>f<text:tab/>f<text:tab/>1<text:tab/>NaN<text:tab/>9.237421<text:tab/>NaN</text:p>
      <text:p text:style-name="Standard">3536<text:tab/>moderate<text:tab/>NaN<text:tab/>14026059<text:tab/>https://www.airbnb.com/rooms/14026059<text:tab/>20160906204935<text:tab/>2016-09-07<text:tab/>Large room near hospitals<text:tab/>My place is ideal for physicians and researche...<text:tab/>The bathroom would be shared with one other in...<text:tab/>My place is ideal for physicians and researche...<text:tab/>...<text:tab/>f<text:tab/>NaN<text:tab/>NaN<text:tab/>f<text:tab/>f<text:tab/>f<text:tab/>1<text:tab/>NaN<text:tab/>9.307398<text:tab/>NaN</text:p>
      <text:p text:style-name="Standard">3539<text:tab/>moderate<text:tab/>NaN<text:tab/>4332035<text:tab/>https://www.airbnb.com/rooms/4332035<text:tab/>20160906204935<text:tab/>2016-09-07<text:tab/>Lux Brookline 1BR w/ gym &amp; WiFi<text:tab/>This property is a newly renovated 3 story ele...<text:tab/>Our beautiful apartments feature bay windows, ...<text:tab/>This property is a newly renovated 3 story ele...<text:tab/>...<text:tab/>f<text:tab/>NaN<text:tab/>NaN<text:tab/>f<text:tab/>f<text:tab/>t<text:tab/>61<text:tab/>0.05<text:tab/>9.307398<text:tab/>NaN</text:p>
      <text:p text:style-name="Standard">3540<text:tab/>moderate<text:tab/>NaN<text:tab/>9807292<text:tab/>https://www.airbnb.com/rooms/9807292<text:tab/>20160906204935<text:tab/>2016-09-07<text:tab/>Lux Brookline 2BR w/ gym &amp; WiFi<text:tab/>This property is a newly renovated 3 story ele...<text:tab/>Our beautiful apartments feature bay windows, ...<text:tab/>This property is a newly renovated 3 story ele...<text:tab/>...<text:tab/>f<text:tab/>NaN<text:tab/>NaN<text:tab/>f<text:tab/>f<text:tab/>t<text:tab/>61<text:tab/>NaN<text:tab/>9.307398<text:tab/>NaN</text:p>
      <text:p text:style-name="Standard">3543<text:tab/>flexible<text:tab/>NaN<text:tab/>14866400<text:tab/>https://www.airbnb.com/rooms/14866400<text:tab/>20160906204935<text:tab/>2016-09-07<text:tab/>Cozy room, clean,luxury,next to T<text:tab/>My place is close to Sullivan T Station, Assem...<text:tab/>NaN<text:tab/>My place is close to Sullivan T Station, Assem...<text:tab/>...<text:tab/>f<text:tab/>NaN<text:tab/>NaN<text:tab/>t<text:tab/>f<text:tab/>f<text:tab/>1<text:tab/>NaN<text:tab/>9.237421<text:tab/>NaN</text:p>
      <text:p text:style-name="Standard">3545<text:tab/>flexible<text:tab/>10.0<text:tab/>14400847<text:tab/>https://www.airbnb.com/rooms/14400847<text:tab/>20160906204935<text:tab/>2016-09-07<text:tab/>Quiet, charming and convenient<text:tab/>This quiet and appealing 3rd floor apartment i...<text:tab/>NaN<text:tab/>This quiet and appealing 3rd floor apartment i...<text:tab/>...<text:tab/>f<text:tab/>NaN<text:tab/>NaN<text:tab/>f<text:tab/>f<text:tab/>f<text:tab/>1<text:tab/>2.00<text:tab/>9.237421<text:tab/>0.762579</text:p>
      <text:p text:style-name="Standard">3548<text:tab/>moderate<text:tab/>10.0<text:tab/>14774426<text:tab/>https://www.airbnb.com/rooms/14774426<text:tab/>20160906204935<text:tab/>2016-09-07<text:tab/>Somerillve comfort room<text:tab/>我的房源靠近It's very close to the subway station. ...<text:tab/>NaN<text:tab/>我的房源靠近It's very close to the subway station. ...<text:tab/>...<text:tab/>f<text:tab/>NaN<text:tab/>NaN<text:tab/>f<text:tab/>f<text:tab/>f<text:tab/>1<text:tab/>1.00<text:tab/>9.307398<text:tab/>0.692602</text:p>
      <text:p text:style-name="Standard">3549<text:tab/>flexible<text:tab/>NaN<text:tab/>14487346<text:tab/>https://www.airbnb.com/rooms/14487346<text:tab/>20160906204935<text:tab/>2016-09-07<text:tab/>Comfort Private Room Close to T &amp; BOSTON_#3C<text:tab/>My place is good for couples, solo adventurers...<text:tab/>Modern and clean furnished private room for re...<text:tab/>My place is good for couples, solo adventurers...<text:tab/>...<text:tab/>f<text:tab/>NaN<text:tab/>NaN<text:tab/>t<text:tab/>f<text:tab/>f<text:tab/>1<text:tab/>NaN<text:tab/>9.237421<text:tab/>NaN</text:p>
      <text:p text:style-name="Standard">3550<text:tab/>flexible<text:tab/>NaN<text:tab/>14550228<text:tab/>https://www.airbnb.com/rooms/14550228<text:tab/>20160906204935<text:tab/>2016-09-07<text:tab/>Beautiful Room near MIT and Harvard<text:tab/>Private room in top floor of a high-rise. Clos...<text:tab/>Top floor of a high-rise right next to the Cha...<text:tab/>Private room in top floor of a high-rise. Clos...<text:tab/>...<text:tab/>f<text:tab/>NaN<text:tab/>NaN<text:tab/>f<text:tab/>f<text:tab/>f<text:tab/>1<text:tab/>NaN<text:tab/>9.237421<text:tab/>NaN</text:p>
      <text:p text:style-name="Standard">3551<text:tab/>moderate<text:tab/>6.0<text:tab/>14566657<text:tab/>https://www.airbnb.com/rooms/14566657<text:tab/>20160906204935<text:tab/>2016-09-07<text:tab/>Modern Loft North Point<text:tab/>Enjoy a great stay in East Cambridge ( North P...<text:tab/>NaN<text:tab/>Enjoy a great stay in East Cambridge ( North P...<text:tab/>...<text:tab/>f<text:tab/>NaN<text:tab/>NaN<text:tab/>t<text:tab/>f<text:tab/>f<text:tab/>2<text:tab/>1.00<text:tab/>9.307398<text:tab/>3.307398</text:p>
      <text:p text:style-name="Standard">3552<text:tab/>flexible<text:tab/>NaN<text:tab/>14773792<text:tab/>https://www.airbnb.com/rooms/14773792<text:tab/>20160906204935<text:tab/>2016-09-07<text:tab/>(N) Shared room near Harvard &amp; MIT<text:tab/>This bed accommodates 2 and is a shared room w...<text:tab/>To ensure a smooth check in: 1. You MUST have ...<text:soft-page-break/><text:tab/>This bed accommodates 2 and is a shared room w...<text:tab/>...<text:tab/>f<text:tab/>NaN<text:tab/>NaN<text:tab/>t<text:tab/>f<text:tab/>f<text:tab/>3<text:tab/>NaN<text:tab/>9.237421<text:tab/>NaN</text:p>
      <text:p text:style-name="Standard">3554<text:tab/>flexible<text:tab/>10.0<text:tab/>14533848<text:tab/>https://www.airbnb.com/rooms/14533848<text:tab/>20160906204935<text:tab/>2016-09-07<text:tab/>2 bedrooms available in 4 bed unit<text:tab/>2 bedrooms, 1 with King bed and other with 2 s...<text:tab/>NaN<text:tab/>2 bedrooms, 1 with King bed and other with 2 s...<text:tab/>...<text:tab/>f<text:tab/>NaN<text:tab/>NaN<text:tab/>f<text:tab/>f<text:tab/>f<text:tab/>1<text:tab/>2.00<text:tab/>9.237421<text:tab/>0.762579</text:p>
      <text:p text:style-name="Standard">3555<text:tab/>moderate<text:tab/>9.0<text:tab/>13015653<text:tab/>https://www.airbnb.com/rooms/13015653<text:tab/>20160906204935<text:tab/>2016-09-07<text:tab/>Big Room at Brookline Hill in Boston<text:tab/>The private room is big enough. My place is 5 ...<text:tab/>Your private room is big enough. And the livin...<text:tab/>The private room is big enough. My place is 5 ...<text:tab/>...<text:tab/>f<text:tab/>NaN<text:tab/>NaN<text:tab/>f<text:tab/>f<text:tab/>f<text:tab/>1<text:tab/>4.00<text:tab/>9.307398<text:tab/>0.307398</text:p>
      <text:p text:style-name="Standard">3557<text:tab/>flexible<text:tab/>NaN<text:tab/>14604429<text:tab/>https://www.airbnb.com/rooms/14604429<text:tab/>20160906204935<text:tab/>2016-09-07<text:tab/>Bedroom in to Allston/Brookline area for rent<text:tab/>My place is close to BU, Brookline (Coolidge C...<text:tab/>NaN<text:tab/>My place is close to BU, Brookline (Coolidge C...<text:tab/>...<text:tab/>f<text:tab/>NaN<text:tab/>NaN<text:tab/>f<text:tab/>f<text:tab/>f<text:tab/>1<text:tab/>NaN<text:tab/>9.237421<text:tab/>NaN</text:p>
      <text:p text:style-name="Standard">3559<text:tab/>moderate<text:tab/>10.0<text:tab/>12915510<text:tab/>https://www.airbnb.com/rooms/12915510<text:tab/>20160906204935<text:tab/>2016-09-07<text:tab/>It's always more fun on the water<text:tab/>Our boat is used as a live-aboard and has more...<text:tab/>This 1965 Hatteras 50 foot motor-yacht was ful...<text:tab/>Our boat is used as a live-aboard and has more...<text:tab/>...<text:tab/>f<text:tab/>NaN<text:tab/>NaN<text:tab/>f<text:tab/>f<text:tab/>f<text:tab/>1<text:tab/>1.28<text:tab/>9.307398<text:tab/>0.692602</text:p>
      <text:p text:style-name="Standard">3562<text:tab/>flexible<text:tab/>NaN<text:tab/>14881840<text:tab/>https://www.airbnb.com/rooms/14881840<text:tab/>20160906204935<text:tab/>2016-09-07<text:tab/>Modern hot spot studio<text:tab/>Modern cozy apartment with amazing location ri...<text:tab/>Super accessible to every outlet of the city<text:tab/>Modern cozy apartment with amazing location ri...<text:tab/>...<text:tab/>f<text:tab/>NaN<text:tab/>NaN<text:tab/>f<text:tab/>f<text:tab/>f<text:tab/>1<text:tab/>NaN<text:tab/>9.237421<text:tab/>NaN</text:p>
      <text:p text:style-name="Standard">3563<text:tab/>moderate<text:tab/>NaN<text:tab/>11452297<text:tab/>https://www.airbnb.com/rooms/11452297<text:tab/>20160906204935<text:tab/>2016-09-07<text:tab/>2bed/2bath apt. 3 miles from Boston<text:tab/>Newly renovated apartment available: - Updated...<text:tab/>Spacious first floor unit with private porch i...<text:tab/>Newly renovated apartment available: - Updated...<text:tab/>...<text:tab/>f<text:tab/>NaN<text:tab/>NaN<text:tab/>f<text:tab/>f<text:tab/>f<text:tab/>1<text:tab/>NaN<text:tab/>9.307398<text:tab/>NaN</text:p>
      <text:p text:style-name="Standard">3565<text:tab/>flexible<text:tab/>10.0<text:tab/>14335003<text:tab/>https://www.airbnb.com/rooms/14335003<text:tab/>20160906204935<text:tab/>2016-09-07<text:tab/>On Charles River near Harvard Square<text:tab/>My place is a block from the Charles River, a ...<text:tab/>NaN<text:tab/>My place is a block from the Charles River, a ...<text:tab/>...<text:tab/>f<text:tab/>NaN<text:tab/>NaN<text:tab/>t<text:tab/>f<text:tab/>f<text:tab/>1<text:tab/>1.00<text:tab/>9.237421<text:tab/>0.762579</text:p>
      <text:p text:style-name="Standard">3566<text:tab/>flexible<text:tab/>NaN<text:tab/>14871445<text:tab/>https://www.airbnb.com/rooms/14871445<text:tab/>20160906204935<text:tab/>2016-09-07<text:tab/>Private Room with half bathroom inside near Su...<text:tab/>My place is good for couples, solo adventurers...<text:tab/>NaN<text:tab/>My place is good for couples, solo adventurers...<text:tab/>...<text:tab/>f<text:tab/>NaN<text:tab/>NaN<text:tab/>f<text:tab/>f<text:tab/>f<text:tab/>1<text:tab/>NaN<text:tab/>9.237421<text:tab/>NaN</text:p>
      <text:p text:style-name="Standard">3569<text:tab/>flexible<text:tab/>NaN<text:tab/>14426586<text:tab/>https://www.airbnb.com/rooms/14426586<text:tab/>20160906204935<text:tab/>2016-09-07<text:tab/>Condo for 4 close to Boston<text:tab/>1 private BR w/ full size bed and bath + a que...<text:tab/>NaN<text:tab/>1 private BR w/ full size bed and bath + a que...<text:tab/>...<text:tab/>f<text:tab/>NaN<text:tab/>NaN<text:tab/>f<text:tab/>f<text:tab/>f<text:tab/>1<text:tab/>NaN<text:tab/>9.237421<text:tab/>NaN</text:p>
      <text:p text:style-name="Standard">3571<text:tab/>flexible<text:tab/>10.0<text:tab/>14592547<text:tab/>https://www.airbnb.com/rooms/14592547<text:tab/>20160906204935<text:tab/>2016-09-07<text:tab/>Private Room Boston/Brookline Great location<text:tab/>My place is close to 4Acoffee, Starbucks, Harr...<text:tab/>Its a small room but cozy and comfortable. Per...<text:tab/>My place is close to 4Acoffee, Starbucks, Harr...<text:tab/>...<text:tab/>f<text:tab/>NaN<text:tab/>NaN<text:tab/>f<text:tab/>f<text:tab/>f<text:tab/>1<text:tab/>2.00<text:tab/>9.237421<text:tab/>0.762579</text:p>
      <text:p text:style-name="Standard">3573<text:tab/>flexible<text:tab/>10.0<text:tab/>14504583<text:tab/>https://www.airbnb.com/rooms/14504583<text:tab/>20160906204935<text:tab/>2016-09-07<text:tab/>(J1) Private Room near Harvard/MIT<text:tab/>My place is close to My home is a warm and fri...<text:tab/>To ensure a smooth check in: 1. You MUST have ...<text:tab/>My <text:soft-page-break/>place is close to My home is a warm and fri...<text:tab/>...<text:tab/>f<text:tab/>NaN<text:tab/>NaN<text:tab/>t<text:tab/>f<text:tab/>f<text:tab/>3<text:tab/>2.00<text:tab/>9.237421<text:tab/>0.762579</text:p>
      <text:p text:style-name="Standard">3574<text:tab/>moderate<text:tab/>8.0<text:tab/>14743129<text:tab/>https://www.airbnb.com/rooms/14743129<text:tab/>20160906204935<text:tab/>2016-09-07<text:tab/>Hancock Village rent out one room<text:tab/>我的房源走路2 minutes有shopping mall,包括CVS,restuarant...<text:tab/>NaN<text:tab/>我的房源走路2 minutes有shopping mall,包括CVS,restuarant...<text:tab/>...<text:tab/>f<text:tab/>NaN<text:tab/>NaN<text:tab/>f<text:tab/>f<text:tab/>f<text:tab/>2<text:tab/>1.00<text:tab/>9.307398<text:tab/>1.307398</text:p>
      <text:p text:style-name="Standard">3576<text:tab/>flexible<text:tab/>NaN<text:tab/>14689681<text:tab/>https://www.airbnb.com/rooms/14689681<text:tab/>20160906204935<text:tab/>2016-09-07<text:tab/>Beautiful loft style bedroom with large bathroom<text:tab/>You'd be living on the top floor of a four sto...<text:tab/>NaN<text:tab/>You'd be living on the top floor of a four sto...<text:tab/>...<text:tab/>f<text:tab/>NaN<text:tab/>NaN<text:tab/>f<text:tab/>f<text:tab/>f<text:tab/>1<text:tab/>NaN<text:tab/>9.237421<text:tab/>NaN</text:p>
      <text:p text:style-name="Standard">3577<text:tab/>flexible<text:tab/>NaN<text:tab/>13750763<text:tab/>https://www.airbnb.com/rooms/13750763<text:tab/>20160906204935<text:tab/>2016-09-07<text:tab/>Comfortable Space in the Heart of Brookline<text:tab/>Our place is close to Coolidge Corner, Allston...<text:tab/>This space consists of 2 Rooms and a private b...<text:tab/>Our place is close to Coolidge Corner, Allston...<text:tab/>...<text:tab/>f<text:tab/>NaN<text:tab/>NaN<text:tab/>f<text:tab/>f<text:tab/>f<text:tab/>1<text:tab/>NaN<text:tab/>9.237421<text:tab/>NaN</text:p>
      <text:p text:style-name="Standard">3579<text:tab/>flexible<text:tab/>NaN<text:tab/>14852179<text:tab/>https://www.airbnb.com/rooms/14852179<text:tab/>20160906204935<text:tab/>2016-09-07<text:tab/>Spacious Queen Bed Room Close to Boston Univer...<text:tab/>- Grocery: A full-size Star market is 2 minute...<text:tab/>NaN<text:tab/>- Grocery: A full-size Star market is 2 minute...<text:tab/>...<text:tab/>f<text:tab/>NaN<text:tab/>NaN<text:tab/>f<text:tab/>f<text:tab/>f<text:tab/>1<text:tab/>NaN<text:tab/>9.237421<text:tab/>NaN</text:p>
      <text:p text:style-name="Standard">3582<text:tab/>flexible<text:tab/>NaN<text:tab/>14585486<text:tab/>https://www.airbnb.com/rooms/14585486<text:tab/>20160906204935<text:tab/>2016-09-07<text:tab/>Gorgeous funky apartment<text:tab/>Funky little apartment close to public transpo...<text:tab/>Modern and relaxed space with many facilities ...<text:tab/>Funky little apartment close to public transpo...<text:tab/>...<text:tab/>f<text:tab/>NaN<text:tab/>NaN<text:tab/>f<text:tab/>f<text:tab/>f<text:tab/>1<text:tab/>NaN<text:tab/>9.237421<text:tab/>NaN</text:p>
      <text:p text:style-name="Standard">3584<text:tab/>flexible<text:tab/>NaN<text:tab/>14504422<text:tab/>https://www.airbnb.com/rooms/14504422<text:tab/>20160906204935<text:tab/>2016-09-07<text:tab/>(K1) Private Room near Harvard/MIT<text:tab/>My place is close to My home is a warm and fri...<text:tab/>To ensure a smooth check in: 1. You MUST have ...<text:tab/>My place is close to My home is a warm and fri...<text:tab/>...<text:tab/>f<text:tab/>NaN<text:tab/>NaN<text:tab/>t<text:tab/>f<text:tab/>f<text:tab/>3<text:tab/>NaN<text:tab/>9.237421<text:tab/>NaN</text:p>
      <text:p text:style-name="Standard">1918 rows × 97 columns</text:p>
      <text:p text:style-name="Standard"/>
      <text:p text:style-name="Standard"># Notice that the results are still indexed, but that any of the results which were in a group with a mean</text:p>
      <text:p text:style-name="Standard"># review score of less than or equal to 9.2 were not copied over.</text:p>
      <text:p text:style-name="Standard">Applying</text:p>
      <text:p text:style-name="Standard"># By far the most common operation I invoke on groupby objects is the apply() function. This allows you to</text:p>
      <text:p text:style-name="Standard"># apply an arbitrary function to each group, and stitch the results back for each apply() into a single</text:p>
      <text:p text:style-name="Standard"># dataframe where the index is preserved.</text:p>
      <text:p text:style-name="Standard">​</text:p>
      <text:p text:style-name="Standard"># Lets look at an example using our airbnb data, I'm going to get a clean copy of the dataframe</text:p>
      <text:p text:style-name="Standard">df=pd.read_csv("datasets/listings.csv")</text:p>
      <text:p text:style-name="Standard"># And lets just include some of the columns we were interested in previously</text:p>
      <text:p text:style-name="Standard">df=df[['cancellation_policy','review_scores_value']]</text:p>
      <text:p text:style-name="Standard">df.head()</text:p>
      <text:p text:style-name="Standard">cancellation_policy<text:tab/>review_scores_value</text:p>
      <text:p text:style-name="Standard">0<text:tab/>moderate<text:tab/>NaN</text:p>
      <text:p text:style-name="Standard">1<text:tab/>moderate<text:tab/>9.0</text:p>
      <text:p text:style-name="Standard">2<text:tab/>moderate<text:tab/>10.0</text:p>
      <text:p text:style-name="Standard"><text:soft-page-break/>3<text:tab/>moderate<text:tab/>10.0</text:p>
      <text:p text:style-name="Standard">4<text:tab/>flexible<text:tab/>10.0</text:p>
      <text:p text:style-name="Standard"># In previous work we wanted to find the average review score of a listing and its deviation from the group</text:p>
      <text:p text:style-name="Standard"># mean. This was a two step process, first we used transform() on the groupby object and then we had to</text:p>
      <text:p text:style-name="Standard"># broadcast to create a new column. With apply() we could wrap this logic in one place</text:p>
      <text:p text:style-name="Standard">def calc_mean_review_scores(group):</text:p>
      <text:p text:style-name="Standard"><text:s text:c="4"/># group is a dataframe just of whatever we have grouped by, e.g. cancellation policy, so we can treat</text:p>
      <text:p text:style-name="Standard"><text:s text:c="4"/># this as the complete dataframe</text:p>
      <text:p text:style-name="Standard"><text:s text:c="4"/>avg=np.nanmean(group["review_scores_value"])</text:p>
      <text:p text:style-name="Standard"><text:s text:c="4"/># now broadcast our formula and create a new column</text:p>
      <text:p text:style-name="Standard"><text:s text:c="4"/>group["review_scores_mean"]=np.abs(avg-group["review_scores_value"])</text:p>
      <text:p text:style-name="Standard"><text:s text:c="4"/>return group</text:p>
      <text:p text:style-name="Standard">​</text:p>
      <text:p text:style-name="Standard"># Now just apply this to the groups</text:p>
      <text:p text:style-name="Standard">df.groupby('cancellation_policy').apply(calc_mean_review_scores).head()</text:p>
      <text:p text:style-name="Standard">cancellation_policy<text:tab/>review_scores_value<text:tab/>review_scores_mean</text:p>
      <text:p text:style-name="Standard">0<text:tab/>moderate<text:tab/>NaN<text:tab/>NaN</text:p>
      <text:p text:style-name="Standard">1<text:tab/>moderate<text:tab/>9.0<text:tab/>0.307398</text:p>
      <text:p text:style-name="Standard">2<text:tab/>moderate<text:tab/>10.0<text:tab/>0.692602</text:p>
      <text:p text:style-name="Standard">3<text:tab/>moderate<text:tab/>10.0<text:tab/>0.692602</text:p>
      <text:p text:style-name="Standard">4<text:tab/>flexible<text:tab/>10.0<text:tab/>0.762579</text:p>
      <text:p text:style-name="Standard"># Using apply can be slower than using some of the specialized functions, especially agg(). But, if your</text:p>
      <text:p text:style-name="Standard"># dataframes are not huge, it's a solid general purpose approach</text:p>
      <text:p text:style-name="Standard">Groupby is a powerful and commonly used tool for data cleaning and data analysis. Once you have grouped the data by some category you have a dataframe of just those values and you can conduct aggregated analsyis on the segments that you are interested. The groupby() function follows a split-apply-combine approach - first the data is split into subgroups, then you can apply some transformation, filtering, or aggregation, then the results are combined automatically by pandas for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1T15:39:16.164315426</meta:creation-date>
    <dc:date>2021-03-01T15:40:21.352565477</dc:date>
    <meta:editing-duration>PT1M16S</meta:editing-duration>
    <meta:editing-cycles>1</meta:editing-cycles>
    <meta:document-statistic meta:table-count="0" meta:image-count="0" meta:object-count="0" meta:page-count="56" meta:paragraph-count="2505" meta:word-count="28080" meta:character-count="195872" meta:non-whitespace-character-count="170050"/>
    <meta:generator>LibreOffice/6.0.7.3$Linux_X86_64 LibreOffice_project/00m0$Build-3</meta:generator>
  </office:meta>
</office:document-meta>
</file>